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396in" table:align="left"/>
    </style:style>
    <style:style style:name="Table1.A" style:family="table-column">
      <style:table-column-properties style:column-width="3.2396in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mmmmmmmmmmmmmmm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rosan </meta:initial-creator>
    <meta:creation-date>2018-09-06T03:53:19.53</meta:creation-date>
    <dc:date>2021-09-22T11:50:45.31</dc:date>
    <dc:creator>Miacis </dc:creator>
    <meta:editing-duration>PT15H27M19S</meta:editing-duration>
    <meta:editing-cycles>41</meta:editing-cycles>
    <meta:generator>OpenOffice/4.1.7$Win32 OpenOffice.org_project/417m1$Build-9800</meta:generator>
    <meta:document-statistic meta:table-count="1" meta:image-count="0" meta:object-count="0" meta:page-count="1" meta:paragraph-count="1" meta:word-count="1" meta:character-count="16"/>
  </office:meta>
</office:document-meta>
</file>